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cm" fo:min-width="1.7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45cm" fo:min-width="0.0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5cm" draw:marker-end-width="0.5cm" draw:fill="solid" draw:fill-color="#ffec00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2.25cm" fo:min-width="2.517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5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23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88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fo:min-height="0.875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64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45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23cm"/>
      <style:paragraph-properties style:writing-mode="lr-tb"/>
    </style:style>
    <style:style style:name="gr19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97cm" fo:min-width="0.0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053cm" fo:min-width="0.80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5c0c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05c0cf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ec00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3pt" fo:language="en" fo:country="GB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3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4" style:family="paragraph">
      <loext:graphic-properties draw:fill="none" draw:fill-color="#ffffff"/>
      <style:paragraph-properties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a6a6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8pt" style:font-size-complex="28pt"/>
    </style:style>
    <style:style style:name="T1" style:family="text">
      <style:text-properties fo:font-size="13pt" fo:language="en" fo:country="GB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4pt" style:font-name-asian="Liberation Sans2" style:font-name-complex="Liberation Sans2"/>
    </style:style>
    <style:style style:name="T7" style:family="text">
      <style:text-properties style:text-position="-33% 58%" style:font-name="Liberation Sans2" fo:font-size="14pt" style:font-name-asian="Liberation Sans2" style:font-name-complex="Liberation Sans2"/>
    </style:style>
    <style:style style:name="T8" style:family="text">
      <style:text-properties style:text-position="-33% 58%"/>
    </style:style>
    <style:style style:name="T9" style:family="text">
      <style:text-properties fo:font-size="24pt"/>
    </style:style>
    <style:style style:name="T10" style:family="text">
      <style:text-properties style:font-name="Liberation Sans2" style:font-name-asian="Liberation Sans2" style:font-name-complex="Liberation Sans2"/>
    </style:style>
    <style:style style:name="T11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9.112cm" svg:y1="16.917cm" svg:x2="16.943cm" svg:y2="16.931cm">
            <text:p/>
          </draw:line>
          <draw:line draw:style-name="gr1" draw:text-style-name="P1" draw:layer="layout" svg:x1="19.113cm" svg:y1="16.909cm" svg:x2="16.944cm" svg:y2="16.923cm">
            <text:p/>
          </draw:line>
          <draw:line draw:style-name="gr1" draw:text-style-name="P1" draw:layer="layout" svg:x1="17.535cm" svg:y1="17.231cm" svg:x2="18.613cm" svg:y2="17.231cm">
            <text:p/>
          </draw:line>
          <draw:line draw:style-name="gr1" draw:text-style-name="P1" draw:layer="layout" svg:x1="17.826cm" svg:y1="17.5cm" svg:x2="18.344cm" svg:y2="17.5cm">
            <text:p/>
          </draw:line>
          <draw:line draw:style-name="gr1" draw:text-style-name="P1" draw:layer="layout" svg:x1="18.056cm" svg:y1="16.898cm" svg:x2="18.065cm" svg:y2="16.204cm">
            <text:p/>
          </draw:line>
        </draw:g>
        <draw:line draw:style-name="gr2" draw:text-style-name="P2" draw:layer="layout" svg:x1="1.823cm" svg:y1="10.373cm" svg:x2="1.823cm" svg:y2="12.673cm">
          <text:p/>
        </draw:line>
        <draw:connector draw:style-name="gr3" draw:text-style-name="P3" draw:layer="layout" svg:x1="1.983cm" svg:y1="6.66cm" svg:x2="5.483cm" svg:y2="7.216cm" draw:start-shape="id1" draw:start-glue-point="10" draw:end-shape="id2" draw:end-glue-point="0" svg:d="M1983 6660h3500v556" svg:viewBox="0 0 3501 557">
          <text:p/>
        </draw:connector>
        <draw:connector draw:style-name="gr3" draw:text-style-name="P3" draw:layer="layout" svg:x1="5.483cm" svg:y1="11.94cm" svg:x2="1.983cm" svg:y2="12.541cm" draw:start-shape="id2" draw:start-glue-point="2" draw:end-shape="id3" draw:end-glue-point="10" svg:d="M5483 11940v601h-3500" svg:viewBox="0 0 3501 602">
          <text:p/>
        </draw:connector>
        <draw:g xml:id="id2" draw:id="id2">
          <draw:path draw:style-name="gr4" draw:text-style-name="P4" draw:layer="layout" svg:width="0.534cm" svg:height="0.337cm" draw:transform="skewX (0.136833813356355) rotate (-2.91993583858651) translate (5.99653061261793cm 9.13845476757484cm)" svg:viewBox="0 0 535 338" svg:d="M535 0c-497-1-535 338-535 338">
            <text:p/>
          </draw:path>
          <draw:path draw:style-name="gr4" draw:text-style-name="P4" draw:layer="layout" svg:width="0.537cm" svg:height="0.337cm" draw:transform="skewX (-0.128107167096384) rotate (-0.22165681500328) translate (5.47492464126874cm 8.39999625868761cm)" svg:viewBox="0 0 538 338" svg:d="M0 0c498-1 538 338 538 338">
            <text:p/>
          </draw:path>
          <draw:path draw:style-name="gr4" draw:text-style-name="P4" draw:layer="layout" svg:width="0.525cm" svg:height="0.135cm" draw:transform="skewX (0.144164196214732) rotate (3.05450072391528) translate (5.47555517578391cm 9.2440001268833cm)" svg:viewBox="0 0 526 136" svg:d="M0 0c487 0 526 136 526 136">
            <text:p/>
          </draw:path>
          <draw:path draw:style-name="gr4" draw:text-style-name="P4" draw:layer="layout" svg:width="0.526cm" svg:height="0.201cm" draw:transform="skewX (-0.0150098315671513) rotate (0.131946891450771) translate (4.97091870206927cm 8.89331643179891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8.82296045556125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6.01167256845389cm 9.62645476757484cm)" svg:viewBox="0 0 535 338" svg:d="M535 0c-497-1-535 338-535 338">
            <text:p/>
          </draw:path>
          <draw:path draw:style-name="gr4" draw:text-style-name="P4" draw:layer="layout" svg:width="0.523cm" svg:height="0.135cm" draw:transform="skewX (0.133343154852367) rotate (3.05450072391528) translate (5.47807886187861cm 9.74400001105597cm)" svg:viewBox="0 0 524 136" svg:d="M0 0c487 0 524 136 524 136">
            <text:p/>
          </draw:path>
          <draw:path draw:style-name="gr4" draw:text-style-name="P4" draw:layer="layout" svg:width="0.526cm" svg:height="0.201cm" draw:transform="skewX (-0.0150098315671513) rotate (0.131946891450771) translate (4.97091870206927cm 9.39431643179892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9.32396045556125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5.99653061261793cm 10.1394547675748cm)" svg:viewBox="0 0 535 338" svg:d="M535 0c-497-1-535 338-535 338">
            <text:p/>
          </draw:path>
          <draw:path draw:style-name="gr4" draw:text-style-name="P4" draw:layer="layout" svg:width="0.523cm" svg:height="0.135cm" draw:transform="skewX (0.133343154852367) rotate (3.05450072391528) translate (5.47807886187861cm 10.245000011056cm)" svg:viewBox="0 0 524 136" svg:d="M0 0c487 0 524 136 524 136">
            <text:p/>
          </draw:path>
          <draw:path draw:style-name="gr4" draw:text-style-name="P4" draw:layer="layout" svg:width="0.526cm" svg:height="0.201cm" draw:transform="skewX (-0.0150098315671512) rotate (0.131946891450771) translate (4.97091870206927cm 9.89431643179892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9.82396045556124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6.01167256845389cm 10.6034547675748cm)" svg:viewBox="0 0 535 338" svg:d="M535 0c-497-1-535 338-535 338">
            <text:p/>
          </draw:path>
          <draw:line draw:style-name="gr4" draw:text-style-name="P4" draw:layer="layout" svg:x1="5.473cm" svg:y1="8.439cm" svg:x2="5.483cm" svg:y2="7.216cm">
            <text:p/>
          </draw:line>
          <draw:line draw:style-name="gr4" draw:text-style-name="P4" draw:layer="layout" svg:x1="5.481cm" svg:y1="11.94cm" svg:x2="5.491cm" svg:y2="10.717cm">
            <text:p/>
          </draw:line>
        </draw:g>
        <draw:line draw:style-name="gr5" draw:text-style-name="P4" draw:layer="layout" svg:x1="7.558cm" svg:y1="8.215cm" svg:x2="7.558cm" svg:y2="11.02cm">
          <text:p/>
        </draw:line>
        <draw:line draw:style-name="gr5" draw:text-style-name="P4" draw:layer="layout" svg:x1="7.158cm" svg:y1="8.216cm" svg:x2="7.158cm" svg:y2="11.021cm">
          <text:p/>
        </draw:line>
        <draw:connector draw:style-name="gr3" draw:text-style-name="P3" draw:layer="layout" svg:x1="13.32cm" svg:y1="7.467cm" svg:x2="9.212cm" svg:y2="7.3cm" draw:start-shape="id4" draw:start-glue-point="4" draw:end-shape="id5" draw:end-glue-point="0" svg:d="M13320 7467v-694h-4108v527" svg:viewBox="0 0 4109 695">
          <text:p/>
        </draw:connector>
        <draw:connector draw:style-name="gr3" draw:text-style-name="P3" draw:layer="layout" svg:x1="9.212cm" svg:y1="12.024cm" svg:x2="13.31cm" svg:y2="12.048cm" draw:start-shape="id5" draw:start-glue-point="2" draw:end-shape="id6" draw:end-glue-point="6" svg:d="M9212 12024v552h4098v-528" svg:viewBox="0 0 4099 553">
          <text:p/>
        </draw:connector>
        <draw:custom-shape draw:style-name="gr6" draw:text-style-name="P5" xml:id="id3" draw:id="id3" draw:layer="layout" svg:width="0.281cm" svg:height="0.281cm" svg:x="1.70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383cm" svg:height="0.962cm" svg:x="6.702cm" svg:y="7.107cm">
          <draw:text-box>
            <text:p>n:1</text:p>
          </draw:text-box>
        </draw:frame>
        <draw:custom-shape draw:style-name="gr8" draw:text-style-name="P1" xml:id="id6" draw:id="id6" draw:layer="layout" svg:width="4.5cm" svg:height="4.5cm" svg:x="11.06cm" svg:y="7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4" draw:id="id4" draw:layer="layout" svg:width="0.281cm" svg:height="0.281cm" svg:x="13.179cm" svg:y="7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1.04cm" svg:height="1.04cm" draw:transform="skewX (0.00296705972839043) rotate (0.803724120543389) translate (13.741cm 10.8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4.498cm" svg:y1="10.103cm" svg:x2="15.283cm" svg:y2="10.917cm">
            <text:p/>
          </draw:line>
        </draw:g>
        <draw:custom-shape draw:style-name="gr6" draw:text-style-name="P5" draw:layer="layout" svg:width="0.281cm" svg:height="0.281cm" svg:x="13.144cm" svg:y="1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0.281cm" svg:height="0.281cm" svg:x="10.9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25cm" svg:y1="9.773cm" svg:x2="20.183cm" svg:y2="9.8cm">
          <text:p/>
        </draw:line>
        <draw:custom-shape draw:style-name="gr6" draw:text-style-name="P5" draw:layer="layout" svg:width="0.281cm" svg:height="0.281cm" svg:x="15.4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20.183cm" svg:y1="9.825cm" svg:x2="20.384cm" svg:y2="9.5cm">
            <text:p/>
          </draw:line>
          <draw:line draw:style-name="gr4" draw:text-style-name="P1" draw:layer="layout" svg:x1="20.803cm" svg:y1="10.163cm" svg:x2="20.38cm" svg:y2="9.501cm">
            <text:p/>
          </draw:line>
          <draw:line draw:style-name="gr4" draw:text-style-name="P1" draw:layer="layout" svg:x1="21.633cm" svg:y1="10.2cm" svg:x2="22.056cm" svg:y2="9.538cm">
            <text:p/>
          </draw:line>
          <draw:line draw:style-name="gr4" draw:text-style-name="P1" draw:layer="layout" svg:x1="20.783cm" svg:y1="10.178cm" svg:x2="21.206cm" svg:y2="9.516cm">
            <text:p/>
          </draw:line>
          <draw:line draw:style-name="gr4" draw:text-style-name="P1" draw:layer="layout" svg:x1="21.65cm" svg:y1="10.196cm" svg:x2="21.227cm" svg:y2="9.534cm">
            <text:p/>
          </draw:line>
          <draw:line draw:style-name="gr4" draw:text-style-name="P1" draw:layer="layout" svg:x1="22.489cm" svg:y1="10.197cm" svg:x2="22.066cm" svg:y2="9.535cm">
            <text:p/>
          </draw:line>
          <draw:line draw:style-name="gr4" draw:text-style-name="P1" draw:layer="layout" svg:x1="22.482cm" svg:y1="10.164cm" svg:x2="22.683cm" svg:y2="9.839cm">
            <text:p/>
          </draw:line>
        </draw:g>
        <draw:line draw:style-name="gr2" draw:text-style-name="P2" draw:layer="layout" svg:x1="18.083cm" svg:y1="11.8cm" svg:x2="18.083cm" svg:y2="9.8cm">
          <text:p/>
        </draw:line>
        <draw:line draw:style-name="gr2" draw:text-style-name="P2" draw:layer="layout" svg:x1="1.825cm" svg:y1="6.673cm" svg:x2="1.825cm" svg:y2="8.973cm">
          <text:p/>
        </draw:line>
        <draw:connector draw:style-name="gr3" draw:text-style-name="P8" xml:id="id8" draw:id="id8" draw:layer="layout" svg:x1="10.925cm" svg:y1="9.814cm" svg:x2="26.723cm" svg:y2="16.2cm" draw:start-shape="id7" draw:start-glue-point="6" svg:d="M10925 9814h-528v6386h16326" svg:viewBox="0 0 16327 6387">
          <text:p/>
        </draw:connector>
        <draw:connector draw:style-name="gr3" draw:text-style-name="P8" draw:layer="layout" svg:x1="26.723cm" svg:y1="16.2cm" svg:x2="26.723cm" svg:y2="16.2cm" draw:start-shape="id8" draw:start-glue-point="3" draw:end-shape="id8" draw:end-glue-point="3" svg:d="M26723 16200z" svg:viewBox="0 0 1 1">
          <text:p/>
        </draw:connector>
        <draw:frame draw:style-name="gr11" draw:text-style-name="P9" draw:layer="layout" svg:width="3.017cm" svg:height="2.5cm" svg:x="2.066cm" svg:y="6.6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12" draw:text-style-name="P10" draw:layer="layout" svg:width="2.7cm" svg:height="1.3cm" svg:x="14.583cm" svg:y="7.047cm">
          <draw:text-box>
            <text:p><text:span text:style-name="T2">F</text:span><text:span text:style-name="T2">u</text:span><text:span text:style-name="T2">ll </text:span><text:span text:style-name="T2">B</text:span><text:span text:style-name="T2">ri</text:span><text:span text:style-name="T2">d</text:span><text:span text:style-name="T2">g</text:span><text:span text:style-name="T2">e </text:span><text:span text:style-name="T2">R</text:span><text:span text:style-name="T2">e</text:span><text:span text:style-name="T2">c</text:span><text:span text:style-name="T2">ti</text:span><text:span text:style-name="T2">fi</text:span><text:span text:style-name="T2">e</text:span><text:span text:style-name="T2">r</text:span></text:p>
          </draw:text-box>
        </draw:frame>
        <draw:frame draw:style-name="gr13" draw:text-style-name="P11" draw:layer="layout" svg:width="0.9cm" svg:height="1.073cm" svg:x="20.983cm" svg:y="8.5cm">
          <draw:text-box>
            <text:p>R</text:p>
          </draw:text-box>
        </draw:frame>
        <draw:frame draw:style-name="gr14" draw:text-style-name="P11" draw:layer="layout" svg:width="0.8cm" svg:height="1.038cm" svg:x="16.183cm" svg:y="12.662cm">
          <draw:text-box>
            <text:p>C</text:p>
          </draw:text-box>
        </draw:frame>
        <draw:frame draw:style-name="gr15" draw:text-style-name="P13" draw:layer="layout" svg:width="5cm" svg:height="1.125cm" draw:transform="rotate (-1.59156574489363) translate (26.516cm 10.667cm)">
          <draw:text-box>
            <text:p text:style-name="P12"><text:span text:style-name="T3">D</text:span><text:span text:style-name="T4">1</text:span><text:span text:style-name="T3">(I</text:span><text:span text:style-name="T4">s</text:span><text:span text:style-name="T3">,</text:span><text:span text:style-name="T5">η), </text:span><text:span text:style-name="T5">…, </text:span><text:span text:style-name="T6">D</text:span><text:span text:style-name="T7">19</text:span><text:span text:style-name="T6">(</text:span><text:span text:style-name="T6">I</text:span><text:span text:style-name="T7">s</text:span><text:span text:style-name="T6">,η)</text:span></text:p>
          </draw:text-box>
        </draw:frame>
        <draw:frame draw:style-name="gr16" draw:text-style-name="P11" draw:layer="layout" svg:width="1.4cm" svg:height="1.114cm" svg:x="2.783cm" svg:y="9.057cm">
          <draw:text-box>
            <text:p>V<text:span text:style-name="T8">s</text:span></text:p>
          </draw:text-box>
        </draw:frame>
        <draw:frame draw:style-name="gr17" draw:text-style-name="P14" draw:layer="layout" svg:width="0.7cm" svg:height="1.195cm" svg:x="26.983cm" svg:y="9.338cm">
          <draw:text-box>
            <text:p><text:span text:style-name="T9">+</text:span></text:p>
          </draw:text-box>
        </draw:frame>
        <draw:frame draw:style-name="gr17" draw:text-style-name="P14" draw:layer="layout" svg:width="0.6cm" svg:height="1.195cm" svg:x="26.883cm" svg:y="15.571cm">
          <draw:text-box>
            <text:p><text:span text:style-name="T9">-</text:span></text:p>
          </draw:text-box>
        </draw:frame>
        <draw:frame draw:style-name="gr18" draw:text-style-name="P6" draw:layer="layout" svg:width="1.4cm" svg:height="0.973cm" svg:x="27.183cm" svg:y="12.606cm">
          <draw:text-box>
            <text:p>V<text:span text:style-name="T10">ₒ</text:span></text:p>
          </draw:text-box>
        </draw:frame>
        <draw:g>
          <draw:custom-shape draw:style-name="gr19" draw:text-style-name="P7" draw:layer="layout" svg:width="1.04cm" svg:height="1.04cm" draw:transform="skewX (0.00296705972839043) rotate (2.32198603685326) translate (14.396cm 9.37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5.183cm" svg:y1="8.612cm" svg:x2="14.411cm" svg:y2="9.439cm">
            <text:p/>
          </draw:line>
        </draw:g>
        <draw:g>
          <draw:custom-shape draw:style-name="gr19" draw:text-style-name="P7" draw:layer="layout" svg:width="1.04cm" svg:height="1.04cm" draw:transform="skewX (0.00296705972839043) rotate (2.32198603685326) translate (12.093cm 11.63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2.88cm" svg:y1="10.873cm" svg:x2="12.108cm" svg:y2="11.7cm">
            <text:p/>
          </draw:line>
        </draw:g>
        <draw:g>
          <draw:custom-shape draw:style-name="gr19" draw:text-style-name="P7" draw:layer="layout" svg:width="1.04cm" svg:height="1.04cm" draw:transform="skewX (0.00296705972839043) rotate (0.803724120543389) translate (11.441cm 8.67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2.198cm" svg:y1="7.9cm" svg:x2="12.983cm" svg:y2="8.714cm">
            <text:p/>
          </draw:line>
        </draw:g>
        <draw:line draw:style-name="gr2" draw:text-style-name="P2" draw:layer="layout" svg:x1="18.066cm" svg:y1="16.2cm" svg:x2="18.083cm" svg:y2="14.317cm">
          <text:p/>
        </draw:line>
        <draw:g>
          <draw:line draw:style-name="gr4" draw:text-style-name="P1" draw:layer="layout" svg:x1="17.183cm" svg:y1="12.751cm" svg:x2="18.999cm" svg:y2="12.751cm">
            <text:p/>
          </draw:line>
          <draw:line draw:style-name="gr4" draw:text-style-name="P1" draw:layer="layout" svg:x1="17.183cm" svg:y1="12.751cm" svg:x2="18.999cm" svg:y2="12.751cm">
            <text:p/>
          </draw:line>
          <draw:line draw:style-name="gr4" draw:text-style-name="P1" draw:layer="layout" svg:x1="17.183cm" svg:y1="13.461cm" svg:x2="18.999cm" svg:y2="13.461cm">
            <text:p/>
          </draw:line>
          <draw:line draw:style-name="gr4" draw:text-style-name="P1" draw:layer="layout" svg:x1="18.078cm" svg:y1="14.421cm" svg:x2="18.092cm" svg:y2="13.456cm">
            <text:p/>
          </draw:line>
          <draw:line draw:style-name="gr4" draw:text-style-name="P1" draw:layer="layout" svg:x1="18.078cm" svg:y1="12.765cm" svg:x2="18.092cm" svg:y2="11.8cm">
            <text:p/>
          </draw:line>
        </draw:g>
        <draw:g xml:id="id5" draw:id="id5">
          <draw:path draw:style-name="gr4" draw:text-style-name="P4" draw:layer="layout" svg:width="0.534cm" svg:height="0.337cm" draw:transform="skewX (-0.135088484104361) rotate (2.92080850321251) translate (9.219934793899cm 9.33997050584644cm)" svg:viewBox="0 0 535 338" svg:d="M0 0c497-1 535 338 535 338">
            <text:p/>
          </draw:path>
          <draw:path draw:style-name="gr4" draw:text-style-name="P4" draw:layer="layout" svg:width="0.536cm" svg:height="0.337cm" draw:transform="skewX (0.128456232946783) rotate (0.220784150377283) translate (8.69575581136392cm 8.60167764125512cm)" svg:viewBox="0 0 537 338" svg:d="M537 0c-497-1-537 338-537 338">
            <text:p/>
          </draw:path>
          <draw:path draw:style-name="gr4" draw:text-style-name="P4" draw:layer="layout" svg:width="0.525cm" svg:height="0.135cm" draw:transform="skewX (-0.144164196214732) rotate (-3.05432619099008) translate (9.74359664305695cm 9.28214278476823cm)" svg:viewBox="0 0 526 136" svg:d="M526 0c-487 0-526 136-526 136">
            <text:p/>
          </draw:path>
          <draw:path draw:style-name="gr4" draw:text-style-name="P4" draw:layer="layout" svg:width="0.526cm" svg:height="0.201cm" draw:transform="skewX (0.0148352986419518) rotate (-0.132470490226371) translate (9.20179767782294cm 8.907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9.02775345219514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0479283806304cm 9.82797050584644cm)" svg:viewBox="0 0 535 338" svg:d="M0 0c497-1 535 338 535 338">
            <text:p/>
          </draw:path>
          <draw:path draw:style-name="gr4" draw:text-style-name="P4" draw:layer="layout" svg:width="0.523cm" svg:height="0.134cm" draw:transform="skewX (-0.127758101245985) rotate (-3.05397712513968) translate (9.73857832241341cm 9.78217790522507cm)" svg:viewBox="0 0 524 135" svg:d="M524 0c-487 0-524 135-524 135">
            <text:p/>
          </draw:path>
          <draw:path draw:style-name="gr4" draw:text-style-name="P4" draw:layer="layout" svg:width="0.526cm" svg:height="0.201cm" draw:transform="skewX (0.0148352986419518) rotate (-0.132470490226371) translate (9.20179767782293cm 9.408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9.52875345219514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19934793899cm 10.3409705058464cm)" svg:viewBox="0 0 535 338" svg:d="M0 0c497-1 535 338 535 338">
            <text:p/>
          </draw:path>
          <draw:path draw:style-name="gr4" draw:text-style-name="P4" draw:layer="layout" svg:width="0.523cm" svg:height="0.134cm" draw:transform="skewX (-0.127758101245985) rotate (-3.05397712513968) translate (9.73857832241341cm 10.2831779052251cm)" svg:viewBox="0 0 524 135" svg:d="M524 0c-487 0-524 135-524 135">
            <text:p/>
          </draw:path>
          <draw:path draw:style-name="gr4" draw:text-style-name="P4" draw:layer="layout" svg:width="0.526cm" svg:height="0.201cm" draw:transform="skewX (0.0148352986419518) rotate (-0.132470490226371) translate (9.20179767782293cm 9.908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10.0287534521951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0479283806304cm 10.8049705058464cm)" svg:viewBox="0 0 535 338" svg:d="M0 0c497-1 535 338 535 338">
            <text:p/>
          </draw:path>
          <draw:line draw:style-name="gr4" draw:text-style-name="P4" draw:layer="layout" svg:x1="9.222cm" svg:y1="8.523cm" svg:x2="9.212cm" svg:y2="7.3cm">
            <text:p/>
          </draw:line>
          <draw:line draw:style-name="gr4" draw:text-style-name="P4" draw:layer="layout" svg:x1="9.213cm" svg:y1="12.024cm" svg:x2="9.203cm" svg:y2="10.801cm">
            <text:p/>
          </draw:line>
        </draw:g>
        <draw:line draw:style-name="gr2" draw:text-style-name="P2" draw:layer="layout" svg:x1="22.683cm" svg:y1="9.8cm" svg:x2="26.683cm" svg:y2="9.8cm">
          <text:p/>
        </draw:line>
        <draw:line draw:style-name="gr2" draw:text-style-name="P2" draw:layer="layout" svg:x1="24.745cm" svg:y1="10.781cm" svg:x2="24.745cm" svg:y2="9.781cm">
          <text:p/>
        </draw:line>
        <draw:line draw:style-name="gr2" draw:text-style-name="P2" draw:layer="layout" svg:x1="24.702cm" svg:y1="16.181cm" svg:x2="24.702cm" svg:y2="15.181cm">
          <text:p/>
        </draw:line>
        <draw:line draw:style-name="gr2" draw:text-style-name="P2" draw:layer="layout" svg:x1="24.747cm" svg:y1="12.158cm" svg:x2="24.747cm" svg:y2="11.558cm">
          <text:p/>
        </draw:line>
        <draw:line draw:style-name="gr2" draw:text-style-name="P2" draw:layer="layout" svg:x1="24.704cm" svg:y1="14.498cm" svg:x2="24.704cm" svg:y2="13.898cm">
          <text:p/>
        </draw:line>
        <draw:g>
          <draw:line draw:style-name="gr10" draw:text-style-name="P7" draw:layer="layout" svg:x1="25.283cm" svg:y1="11.558cm" svg:x2="24.152cm" svg:y2="11.535cm">
            <text:p/>
          </draw:line>
          <draw:custom-shape draw:style-name="gr19" draw:text-style-name="P7" draw:layer="layout" svg:width="1.04cm" svg:height="1.039cm" draw:transform="skewX (0.00296705972839036) rotate (-3.12117230134146) translate (25.287cm 11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9" draw:text-style-name="P7" draw:layer="layout" svg:width="1.04cm" svg:height="1.039cm" draw:transform="skewX (0.00296705972839036) rotate (-3.12117230134146) translate (25.244cm 15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25.24cm" svg:y1="15.558cm" svg:x2="24.109cm" svg:y2="15.535cm">
            <text:p/>
          </draw:line>
        </draw:g>
        <draw:custom-shape draw:style-name="gr6" draw:text-style-name="P5" xml:id="id1" draw:id="id1" draw:layer="layout" svg:width="0.281cm" svg:height="0.281cm" svg:x="1.702cm" svg:y="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17.933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842cm" svg:height="1.843cm" svg:x="0.941cm" svg:y="8.65cm">
          <text:p text:style-name="P15">+</text:p>
          <text:p text:style-name="P1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17.933cm" svg:y="1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26.561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4cm" svg:height="1.352cm" draw:transform="rotate (1.55840448910574) translate (23.883cm 13.698cm)">
          <draw:text-box>
            <text:p><text:span text:style-name="T11">…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8T15:50:12.237429361</dc:date>
    <meta:editing-duration>PT1H1M4S</meta:editing-duration>
    <meta:editing-cycles>13</meta:editing-cycles>
    <meta:generator>LibreOffice/6.4.6.2$Linux_X86_64 LibreOffice_project/40$Build-2</meta:generator>
    <meta:document-statistic meta:object-count="116"/>
  </office:meta>
</office:document-meta>
</file>